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cialMeaning.setValue( Intege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ecialMeaning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ridComparator.compare( Object o1 , Object o2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rtifactInfoComparator.compare( Object o1 , Object o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ecialMeanin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ridComparator.isNumbe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stRevisionStrategy.getSpecialMean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cialMeanin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RevisionStrategy.addConfiguredSpecialMeaning( SpecialMeaning mea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testRevisionStrategy.setUsedefaultspecialmeanings( boolean usedefaultspecialmean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RevisionStrategy.LatestRevi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cialMeanin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RevisionStrategy.isUsedefaultspecialmea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